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fo:background-color="#FFFFFF"/>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T5" style:parent-style-name="Policepardéfaut" style:family="text">
      <style:text-properties style:text-position="super 63.6%"/>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office:automatic-styles>
  <office:body>
    <office:text text:use-soft-page-breaks="true">
      <text:p text:style-name="P1">Théo PICHON</text:p>
      <text:p text:style-name="Standard">29 rue du Petit Treuil</text:p>
      <text:p text:style-name="Standard">87100 LIMOGES</text:p>
      <text:p text:style-name="Standard">06 15 17 14 94</text:p>
      <text:p text:style-name="Standard"><text:a xlink:href="mailto:theo.pichon@etu.unilim.fr" office:target-frame-name="_top" xlink:show="replace"><text:span text:style-name="Lienhypertexte">theo.pichon@etu.unilim.fr</text:span></text:a></text:p>
      <text:p text:style-name="Standard"><text:tab/><text:tab/><text:tab/><text:tab/><text:tab/><text:tab/><text:tab/><text:span text:style-name="T2"><text:tab/></text:span>Michel BRIEU, Limouzik<text:s/></text:p>
      <text:p text:style-name="Standard"><text:tab/><text:tab/><text:tab/><text:tab/><text:tab/><text:tab/><text:tab/><text:tab/>5 rue de la glane<text:s/></text:p>
      <text:p text:style-name="Standard"><text:tab/><text:tab/><text:tab/><text:tab/><text:tab/><text:tab/><text:tab/><text:tab/>87000 LIMOGES</text:p>
      <text:p text:style-name="Standard"/>
      <text:p text:style-name="Standard"/>
      <text:p text:style-name="Standard"><text:tab/><text:tab/><text:tab/><text:tab/><text:tab/><text:tab/><text:tab/><text:tab/><text:tab/>A Limoges, le<text:s/>07/12/2018</text:p>
      <text:p text:style-name="Standard"/>
      <text:p text:style-name="Standard">Objet : Demande de Stage du 01/04/2019 au 07/06/2019</text:p>
      <text:p text:style-name="P3">Monsieur,</text:p>
      <text:p text:style-name="P4">Actuellement en 2<text:span text:style-name="T5">ème</text:span><text:s/>année du Diplôme Universitaire de Technologie Informatique à l’institut Universitaire de Technologie du Limousin à Limoges, je souhaite réaliser un stage conventionné d’une durée de 10 semaines dans votre entreprise.</text:p>
      <text:p text:style-name="P6">En effet, vous intervenez dans<text:s/>le secteur d’activité<text:s/>dans lequel je souhaite bâtir ma carrière. Votre entreprise est réputée pour<text:s/>la création logiciel/application mobile permettant d’appréhender le piano d’une manière différente.<text:s/>Ayant effectué de la guitare pendant 10 ans et du fait de mes études en informatique,<text:s/>je souhaiterais intégrer votre structure en tant que stagiaire pour participer au développement<text:s/>et<text:s/>à l’amélioration de l’expérience de vos utilisateurs.</text:p>
      <text:p text:style-name="P7">Depuis ma première année d'IUT, j’ai pu acquérir et améliorer certaines compétences comme le travail en équipe, lors d’un projet tutoré, ou encore la polyvalence et les bonnes méthodes de production informatique<text:s/>lors de divers projets réalisés durant mon diplôme.</text:p>
      <text:p text:style-name="P8">Ce stage me permettra d'apprendre à mettre en pratique et en service les connaissances et compétences que j’ai acquises à l'IUT. Il développera également mon expérience professionnelle et me permettra d’acquérir les standards de développement qui sont propre à votre entreprise.</text:p>
      <text:p text:style-name="P9">Je reste à votre disposition<text:s/>pour un entretien que vous voudrez bien m'accorder.</text:p>
      <text:p text:style-name="P10">Je vous prie d’agréer, Monsieur, l’expression de mes respectueuses salutations.</text:p>
      <text:p text:style-name="Standard"/>
      <text:p text:style-name="Standard"><text:tab/><text:tab/><text:tab/><text:tab/><text:tab/><text:tab/><text:tab/><text:tab/><text:tab/><text:tab/></text:p>
      <text:p text:style-name="Standard"><text:tab/><text:tab/><text:tab/><text:tab/><text:tab/><text:tab/><text:tab/><text:tab/><text:tab/>Théo PICH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En-tête" style:display-name="En-têt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heo Pichon</meta:initial-creator>
    <dc:creator>Theo Pichon</dc:creator>
    <meta:creation-date>2018-12-07T11:05:00Z</meta:creation-date>
    <dc:date>2018-12-07T11:05:00Z</dc:date>
    <meta:print-date>2018-10-30T15:07:00Z</meta:print-date>
    <meta:template xlink:href="Normal" xlink:type="simple"/>
    <meta:editing-cycles>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3" meta:word-count="271" meta:character-count="1763" meta:row-count="12" meta:non-whitespace-character-count="1495"/>
  </office:meta>
</office:document-meta>
</file>